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ampleFXSPOT" style:family="table">
      <style:table-properties style:width="6.6931in" table:align="margins"/>
    </style:style>
    <style:style style:name="SampleFXSPOT.A" style:family="table-column">
      <style:table-column-properties style:column-width="6.6931in" style:rel-column-width="65535*"/>
    </style:style>
    <style:style style:name="SampleFXSPOT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a62d" officeooo:paragraph-rsid="0014a62d"/>
    </style:style>
    <style:style style:name="P2" style:family="paragraph" style:parent-style-name="Standard">
      <style:text-properties officeooo:rsid="0017aae6" officeooo:paragraph-rsid="0017aae6"/>
    </style:style>
    <style:style style:name="P3" style:family="paragraph" style:parent-style-name="Standard">
      <style:paragraph-properties fo:break-before="page"/>
      <style:text-properties officeooo:rsid="0014a62d" officeooo:paragraph-rsid="0014a62d"/>
    </style:style>
    <style:style style:name="P4" style:family="paragraph" style:parent-style-name="Text_20_body">
      <style:text-properties officeooo:rsid="00183417" officeooo:paragraph-rsid="00183417"/>
    </style:style>
    <style:style style:name="P5" style:family="paragraph" style:parent-style-name="Text_20_body">
      <style:text-properties officeooo:rsid="00183417" officeooo:paragraph-rsid="001aa288"/>
    </style:style>
    <style:style style:name="P6" style:family="paragraph" style:parent-style-name="Text_20_body">
      <style:text-properties officeooo:rsid="001aa288" officeooo:paragraph-rsid="001aa288"/>
    </style:style>
    <style:style style:name="P7" style:family="paragraph" style:parent-style-name="Text_20_body">
      <style:text-properties officeooo:rsid="001bbbf3" officeooo:paragraph-rsid="001bbbf3"/>
    </style:style>
    <style:style style:name="P8" style:family="paragraph" style:parent-style-name="Title">
      <style:text-properties fo:font-size="20pt" style:font-size-asian="20pt" style:font-size-complex="20pt"/>
    </style:style>
    <style:style style:name="P9" style:family="paragraph" style:parent-style-name="Table_20_Contents">
      <style:text-properties officeooo:rsid="00183417" officeooo:paragraph-rsid="00183417"/>
    </style:style>
    <style:style style:name="P10" style:family="paragraph" style:parent-style-name="Table_20_Contents">
      <style:text-properties officeooo:rsid="00183417" officeooo:paragraph-rsid="001aa288"/>
    </style:style>
    <style:style style:name="P11" style:family="paragraph" style:parent-style-name="Table_20_Contents">
      <style:text-properties officeooo:rsid="00183417" officeooo:paragraph-rsid="001bbbf3"/>
    </style:style>
    <style:style style:name="P12" style:family="paragraph" style:parent-style-name="Text_20_body">
      <style:text-properties officeooo:rsid="001bbbf3" officeooo:paragraph-rsid="001bbbf3"/>
    </style:style>
    <style:style style:name="P13" style:family="paragraph" style:parent-style-name="Text_20_body">
      <style:text-properties officeooo:rsid="00183417" officeooo:paragraph-rsid="001efde2"/>
    </style:style>
    <style:style style:name="P14" style:family="paragraph" style:parent-style-name="Text_20_body">
      <style:text-properties officeooo:rsid="00183417" officeooo:paragraph-rsid="0020e1aa"/>
    </style:style>
    <style:style style:name="P15" style:family="paragraph" style:parent-style-name="Text_20_body">
      <style:text-properties officeooo:rsid="00183417" officeooo:paragraph-rsid="0024b0d5"/>
    </style:style>
    <style:style style:name="P16" style:family="paragraph" style:parent-style-name="Text_20_body">
      <style:text-properties officeooo:rsid="0020e1aa" officeooo:paragraph-rsid="0020e1aa"/>
    </style:style>
    <style:style style:name="P17" style:family="paragraph" style:parent-style-name="Text_20_body">
      <style:text-properties officeooo:rsid="0024b0d5" officeooo:paragraph-rsid="0024b0d5"/>
    </style:style>
    <style:style style:name="P18" style:family="paragraph" style:parent-style-name="Text_20_body">
      <style:text-properties officeooo:rsid="0029d249" officeooo:paragraph-rsid="0029d249"/>
    </style:style>
    <style:style style:name="P19" style:family="paragraph" style:parent-style-name="Text_20_body">
      <style:text-properties officeooo:paragraph-rsid="002ddfe5"/>
    </style:style>
    <style:style style:name="P20" style:family="paragraph" style:parent-style-name="Text_20_body">
      <style:text-properties officeooo:rsid="002ddfe5" officeooo:paragraph-rsid="002ddfe5"/>
    </style:style>
    <style:style style:name="P21" style:family="paragraph" style:parent-style-name="Text_20_body">
      <style:text-properties officeooo:rsid="00315685" officeooo:paragraph-rsid="00315685"/>
    </style:style>
    <style:style style:name="P22" style:family="paragraph" style:parent-style-name="Text_20_body">
      <style:text-properties officeooo:paragraph-rsid="00315685"/>
    </style:style>
    <style:style style:name="P23" style:family="paragraph" style:parent-style-name="Text_20_body">
      <style:text-properties officeooo:rsid="0033fdbf" officeooo:paragraph-rsid="0033fdbf"/>
    </style:style>
    <style:style style:name="P24" style:family="paragraph" style:parent-style-name="Heading_20_3">
      <style:text-properties officeooo:paragraph-rsid="00183417"/>
    </style:style>
    <style:style style:name="P25" style:family="paragraph" style:parent-style-name="Heading_20_3">
      <style:text-properties officeooo:rsid="001d812d" officeooo:paragraph-rsid="001d812d"/>
    </style:style>
    <style:style style:name="P26" style:family="paragraph" style:parent-style-name="Heading_20_3">
      <style:text-properties officeooo:paragraph-rsid="002ddfe5"/>
    </style:style>
    <style:style style:name="P27" style:family="paragraph" style:parent-style-name="Table_20_Contents">
      <style:text-properties officeooo:rsid="00183417" officeooo:paragraph-rsid="001efde2"/>
    </style:style>
    <style:style style:name="P28" style:family="paragraph" style:parent-style-name="Table_20_Contents">
      <style:text-properties officeooo:rsid="00183417" officeooo:paragraph-rsid="0020e1aa"/>
    </style:style>
    <style:style style:name="P29" style:family="paragraph" style:parent-style-name="Table_20_Contents">
      <style:text-properties officeooo:rsid="00183417" officeooo:paragraph-rsid="0024b0d5"/>
    </style:style>
    <style:style style:name="P30" style:family="paragraph" style:parent-style-name="Table_20_Contents">
      <style:text-properties officeooo:rsid="001efde2" officeooo:paragraph-rsid="001efde2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="Ubuntu"/>
    </style:style>
    <style:style style:name="T2" style:family="text">
      <style:text-properties style:font-name="Ubuntu" officeooo:rsid="0014b174"/>
    </style:style>
    <style:style style:name="T3" style:family="text">
      <style:text-properties officeooo:rsid="0017aae6"/>
    </style:style>
    <style:style style:name="T4" style:family="text">
      <style:text-properties officeooo:rsid="001aa288"/>
    </style:style>
    <style:style style:name="T5" style:family="text">
      <style:text-properties officeooo:rsid="001bbbf3"/>
    </style:style>
    <style:style style:name="T6" style:family="text">
      <style:text-properties officeooo:rsid="001d812d"/>
    </style:style>
    <style:style style:name="T7" style:family="text">
      <style:text-properties officeooo:rsid="001efde2"/>
    </style:style>
    <style:style style:name="T8" style:family="text">
      <style:text-properties officeooo:rsid="0020e1aa"/>
    </style:style>
    <style:style style:name="T9" style:family="text">
      <style:text-properties officeooo:rsid="00252441"/>
    </style:style>
    <style:style style:name="T10" style:family="text">
      <style:text-properties officeooo:rsid="00267e20"/>
    </style:style>
    <style:style style:name="T11" style:family="text">
      <style:text-properties officeooo:rsid="0026e6fa"/>
    </style:style>
    <style:style style:name="T12" style:family="text">
      <style:text-properties officeooo:rsid="002c60f6"/>
    </style:style>
    <style:style style:name="T13" style:family="text">
      <style:text-properties officeooo:rsid="002c9f72"/>
    </style:style>
    <style:style style:name="T14" style:family="text">
      <style:text-properties officeooo:rsid="002d8736"/>
    </style:style>
    <style:style style:name="T15" style:family="text">
      <style:text-properties officeooo:rsid="002ddfe5"/>
    </style:style>
    <style:style style:name="T16" style:family="text">
      <style:text-properties officeooo:rsid="00183417"/>
    </style:style>
    <style:style style:name="T17" style:family="text">
      <style:text-properties officeooo:rsid="003263ce"/>
    </style:style>
    <style:style style:name="T18" style:family="text">
      <style:text-properties officeooo:rsid="0032c9c3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oCheng platform </text:span><text:span text:style-name="T2">functional </text:span><text:span text:style-name="T1">requirements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5_229418616" text:style-name="Index_20_Link" text:visited-style-name="Index_20_Link">Assets Coverage<text:tab/>2</text:a></text:p>
          <text:p text:style-name="P32"><text:a xlink:type="simple" xlink:href="#__RefHeading__143_229418616" text:style-name="Index_20_Link" text:visited-style-name="Index_20_Link">FX Exchange product<text:tab/>2</text:a></text:p>
          <text:p text:style-name="P33"><text:a xlink:type="simple" xlink:href="#__RefHeading__145_229418616" text:style-name="Index_20_Link" text:visited-style-name="Index_20_Link">FX Spot<text:tab/>2</text:a></text:p>
          <text:p text:style-name="P33"><text:a xlink:type="simple" xlink:href="#__RefHeading__147_229418616" text:style-name="Index_20_Link" text:visited-style-name="Index_20_Link">FX Forwards<text:tab/>2</text:a></text:p>
          <text:p text:style-name="P33"><text:a xlink:type="simple" xlink:href="#__RefHeading__149_229418616" text:style-name="Index_20_Link" text:visited-style-name="Index_20_Link">FX Swap<text:tab/>2</text:a></text:p>
          <text:p text:style-name="P33"><text:a xlink:type="simple" xlink:href="#__RefHeading__287_477280876" text:style-name="Index_20_Link" text:visited-style-name="Index_20_Link">Non-Deliverable FX Forward<text:tab/>3</text:a></text:p>
          <text:p text:style-name="P33"><text:a xlink:type="simple" xlink:href="#__RefHeading__151_229418616" text:style-name="Index_20_Link" text:visited-style-name="Index_20_Link">FX Option<text:tab/>3</text:a></text:p>
          <text:p text:style-name="P32"><text:a xlink:type="simple" xlink:href="#__RefHeading__291_477280876" text:style-name="Index_20_Link" text:visited-style-name="Index_20_Link">Rates product<text:tab/>3</text:a></text:p>
          <text:p text:style-name="P32"><text:a xlink:type="simple" xlink:href="#__RefHeading__293_477280876" text:style-name="Index_20_Link" text:visited-style-name="Index_20_Link">Security product<text:tab/>4</text:a></text:p>
          <text:p text:style-name="P32"><text:a xlink:type="simple" xlink:href="#__RefHeading__295_477280876" text:style-name="Index_20_Link" text:visited-style-name="Index_20_Link">Credit product<text:tab/>4</text:a></text:p>
          <text:p text:style-name="P32"><text:a xlink:type="simple" xlink:href="#__RefHeading__297_477280876" text:style-name="Index_20_Link" text:visited-style-name="Index_20_Link">Commodity product<text:tab/>4</text:a></text:p>
          <text:p text:style-name="P31"><text:a xlink:type="simple" xlink:href="#__RefHeading__111_229418616" text:style-name="Index_20_Link" text:visited-style-name="Index_20_Link">Functional Coverage<text:tab/>4</text:a></text:p>
          <text:p text:style-name="P32"><text:a xlink:type="simple" xlink:href="#__RefHeading__113_229418616" text:style-name="Index_20_Link" text:visited-style-name="Index_20_Link">Trading<text:tab/>4</text:a></text:p>
          <text:p text:style-name="P33"><text:a xlink:type="simple" xlink:href="#__RefHeading__115_229418616" text:style-name="Index_20_Link" text:visited-style-name="Index_20_Link"><text:s/>Trade Capture<text:tab/>4</text:a></text:p>
          <text:p text:style-name="P33"><text:a xlink:type="simple" xlink:href="#__RefHeading__117_229418616" text:style-name="Index_20_Link" text:visited-style-name="Index_20_Link"><text:s/>Market Data access<text:tab/>4</text:a></text:p>
          <text:p text:style-name="P33"><text:a xlink:type="simple" xlink:href="#__RefHeading__119_229418616" text:style-name="Index_20_Link" text:visited-style-name="Index_20_Link"><text:s/>Pre-Deal Check<text:tab/>4</text:a></text:p>
          <text:p text:style-name="P33"><text:a xlink:type="simple" xlink:href="#__RefHeading__121_229418616" text:style-name="Index_20_Link" text:visited-style-name="Index_20_Link"><text:s/>Trade pricing<text:tab/>4</text:a></text:p>
          <text:p text:style-name="P32"><text:a xlink:type="simple" xlink:href="#__RefHeading__123_229418616" text:style-name="Index_20_Link" text:visited-style-name="Index_20_Link">Risk Management<text:tab/>4</text:a></text:p>
          <text:p text:style-name="P33"><text:a xlink:type="simple" xlink:href="#__RefHeading__125_229418616" text:style-name="Index_20_Link" text:visited-style-name="Index_20_Link"><text:s/>Market Risk<text:tab/>4</text:a></text:p>
          <text:p text:style-name="P33"><text:a xlink:type="simple" xlink:href="#__RefHeading__127_229418616" text:style-name="Index_20_Link" text:visited-style-name="Index_20_Link"><text:s/>Credit Risk<text:tab/>4</text:a></text:p>
          <text:p text:style-name="P33"><text:a xlink:type="simple" xlink:href="#__RefHeading__129_229418616" text:style-name="Index_20_Link" text:visited-style-name="Index_20_Link"><text:s/>Liquidity Risk<text:tab/>4</text:a></text:p>
          <text:p text:style-name="P32"><text:a xlink:type="simple" xlink:href="#__RefHeading__131_229418616" text:style-name="Index_20_Link" text:visited-style-name="Index_20_Link">Finance<text:tab/>4</text:a></text:p>
          <text:p text:style-name="P33"><text:a xlink:type="simple" xlink:href="#__RefHeading__133_229418616" text:style-name="Index_20_Link" text:visited-style-name="Index_20_Link"><text:s/>Accounting<text:tab/>4</text:a></text:p>
          <text:p text:style-name="P32"><text:a xlink:type="simple" xlink:href="#__RefHeading__135_229418616" text:style-name="Index_20_Link" text:visited-style-name="Index_20_Link">Operations<text:tab/>4</text:a></text:p>
          <text:p text:style-name="P33"><text:a xlink:type="simple" xlink:href="#__RefHeading__137_229418616" text:style-name="Index_20_Link" text:visited-style-name="Index_20_Link"><text:s/>Validation<text:tab/>4</text:a></text:p>
          <text:p text:style-name="P33"><text:a xlink:type="simple" xlink:href="#__RefHeading__139_229418616" text:style-name="Index_20_Link" text:visited-style-name="Index_20_Link"><text:s/>Confirmation<text:tab/>4</text:a></text:p>
          <text:p text:style-name="P33"><text:a xlink:type="simple" xlink:href="#__RefHeading__141_229418616" text:style-name="Index_20_Link" text:visited-style-name="Index_20_Link"><text:s/>Settlement<text:tab/>4</text:a></text:p>
        </text:index-body>
      </text:table-of-content>
      <text:p text:style-name="P1"/>
      <text:p text:style-name="P3"/>
      <text:h text:style-name="Heading_20_1" text:outline-level="1"><text:bookmark-start text:name="__RefHeading__5_229418616"/>Assets Coverage<text:bookmark-end text:name="__RefHeading__5_229418616"/></text:h>
      <text:h text:style-name="Heading_20_2" text:outline-level="2"><text:bookmark-start text:name="__RefHeading__143_229418616"/><text:span text:style-name="T3">FX</text:span> Exchange <text:span text:style-name="T14">product</text:span><text:bookmark-end text:name="__RefHeading__143_229418616"/></text:h>
      <text:p text:style-name="P2">Forex Exchange Market is a global decentralized market for the trading of currencies, it includes all <text:s/>aspects of buying, selling and exchanging currencies at current or determined prices. The larget market in the word in terms of volume of trading by far. Opened 24 hours <text:s/>a day except weekends, from 22:00 GMT on Sunday (Sydney) until 22:00 GMT Friday (new York).</text:p>
      <text:h text:style-name="P24" text:outline-level="3"><text:bookmark-start text:name="__RefHeading__145_229418616"/><text:span text:style-name="T6">FX </text:span>Spot <text:bookmark-end text:name="__RefHeading__145_229418616"/></text:h>
      <text:p text:style-name="P4">Definition</text:p>
      <text:p text:style-name="P4">An agreement between two parties to buy one currency against selling another currency at the agreed price for settlement on the spot date.</text:p>
      <text:p text:style-name="P4">The standard settlement time-frame for the foreign exchange spot transactions is T + 2 days. Notable exceptions are USD/CAD, USD/RUB, etc which settles at T + 1.</text:p>
      <text:p text:style-name="P4">Sample</text:p>
      <table:table table:name="SampleFXSPOT" table:style-name="SampleFXSPOT">
        <table:table-column table:style-name="SampleFXSPOT.A"/>
        <table:table-row>
          <table:table-cell table:style-name="SampleFXSPOT.A1" office:value-type="string">
            <text:p text:style-name="P9">Buy: EUR/USD</text:p>
            <text:p text:style-name="P9">Spot Exchange rate: 1.05</text:p>
            <text:p text:style-name="P9">Start Date: <text:s/>T</text:p>
            <text:p text:style-name="P9">Spot Date: <text:s/>T + 2</text:p>
            <text:p text:style-name="P9">Settlement Date: <text:s/>T + 2</text:p>
            <text:p text:style-name="P11">Amount: <text:span text:style-name="T5">1, 000, 000 EUR</text:span></text:p>
          </table:table-cell>
        </table:table-row>
      </table:table>
      <text:p text:style-name="P4"/>
      <text:h text:style-name="P25" text:outline-level="3"><text:bookmark-start text:name="__RefHeading__147_229418616"/>FX Forwards<text:bookmark-end text:name="__RefHeading__147_229418616"/></text:h>
      <text:p text:style-name="P6">Definition</text:p>
      <text:p text:style-name="P5">An agreement between two parties to buy one currency against selling another currency at the agreed price for settlement on the <text:span text:style-name="T4">future</text:span> date <text:span text:style-name="T4">(larger than spot date)</text:span>.</text:p>
      <text:p text:style-name="P5">S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Buy: EUR/USD</text:p>
            <text:p text:style-name="P10"><text:span text:style-name="T5">Forward</text:span> Exchange rate: 1.05</text:p>
            <text:p text:style-name="P10">Start Date: <text:s/>T</text:p>
            <text:p text:style-name="P10">Settlement Date: <text:s/>T + <text:span text:style-name="T4">3M</text:span></text:p>
            <text:p text:style-name="P10">Amount: <text:span text:style-name="T5">1, 000, 000 EUR</text:span></text:p>
          </table:table-cell>
        </table:table-row>
      </table:table>
      <text:p text:style-name="P5"/>
      <text:h text:style-name="Heading_20_3" text:outline-level="3"><text:bookmark-start text:name="__RefHeading__149_229418616"/><text:span text:style-name="T3">FX</text:span> Swap<text:bookmark-end text:name="__RefHeading__149_229418616"/></text:h>
      <text:p text:style-name="P7">Definition</text:p>
      <text:p text:style-name="P7">A simultaneous purchase and sale of identical amounts of one currency for another with two different value dates (normally spot to forward).</text:p>
      <text:p text:style-name="P13"><text:soft-page-break/>Samp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Near Leg</text:p>
            <text:p text:style-name="P27"><text:s text:c="2"/>Buy: EUR/USD</text:p>
            <text:p text:style-name="P27"><text:span text:style-name="T5"><text:s text:c="2"/>Forward</text:span> Exchange rate: 1.05</text:p>
            <text:p text:style-name="P27"><text:s text:c="2"/>Start Date: <text:s/>T</text:p>
            <text:p text:style-name="P27"><text:s text:c="2"/>Settlement Date: <text:s/>T + <text:span text:style-name="T7">2</text:span></text:p>
            <text:p text:style-name="P27"><text:s text:c="2"/>Amount: <text:span text:style-name="T5">1, 000, 000 EUR</text:span></text:p>
            <text:p text:style-name="P30">Far Leg</text:p>
            <text:p text:style-name="P30"><text:s text:c="2"/>Sell: EUR/USD</text:p>
            <text:p text:style-name="P30"><text:s text:c="2"/>Forward exchange rate: 1.03</text:p>
            <text:p text:style-name="P30"><text:s text:c="2"/>Start Date: T</text:p>
            <text:p text:style-name="P30"><text:s text:c="2"/>Settlement Date: T + 3 M</text:p>
            <text:p text:style-name="P30"><text:s text:c="2"/>Amount: 1, 000, 000 EUR</text:p>
          </table:table-cell>
        </table:table-row>
      </table:table>
      <text:p text:style-name="P13"/>
      <text:h text:style-name="Heading_20_3" text:outline-level="3"><text:bookmark-start text:name="__RefHeading__287_477280876"/>Non-Deliverable FX Forward<text:bookmark-end text:name="__RefHeading__287_477280876"/></text:h>
      <text:p text:style-name="P14">Definition</text:p>
      <text:p text:style-name="P16">An outright forward in which counterparties settle the difference between the contracted NDF price and the prevailing spot price on a agreed notional amount, normally cash settled in USD. NDFs are prevalent in some countries where Forward FX trading has been banned by the government.</text:p>
      <text:p text:style-name="P14">Samp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Buy: <text:span text:style-name="T8">USD</text:span>/<text:span text:style-name="T8">CNY</text:span></text:p>
            <text:p text:style-name="P28"><text:span text:style-name="T8">Forward</text:span> Exchange rate: <text:span text:style-name="T8">6.5</text:span></text:p>
            <text:p text:style-name="P28">Start Date: <text:s/>T</text:p>
            <text:p text:style-name="P28">Settlement Date: <text:s/>T + 2</text:p>
            <text:p text:style-name="P28"><text:span text:style-name="T8">Notional </text:span>Amount: <text:span text:style-name="T5">1, 000, 000 USD</text:span></text:p>
          </table:table-cell>
        </table:table-row>
      </table:table>
      <text:p text:style-name="P14"/>
      <text:h text:style-name="Heading_20_3" text:outline-level="3"><text:bookmark-start text:name="__RefHeading__151_229418616"/><text:span text:style-name="T3">FX</text:span> Option<text:bookmark-end text:name="__RefHeading__151_229418616"/></text:h>
      <text:p text:style-name="P15">Definition</text:p>
      <text:p text:style-name="P17">A derivative financial instrument that gives the right but not the obligation to exchange money denominated in one currency into another currency at a pre-agreed exchange rate on a specified date</text:p>
      <text:p text:style-name="P15">Samp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<text:span text:style-name="T9">Call vanilla option</text:span>: <text:span text:style-name="T10">EUR</text:span>/<text:span text:style-name="T10">USD</text:span></text:p>
            <text:p text:style-name="P29"><text:span text:style-name="T10">Strike price</text:span>: <text:span text:style-name="T10">1.05</text:span></text:p>
            <text:p text:style-name="P29">Start Date: <text:s/>T</text:p>
            <text:p text:style-name="P29"><text:span text:style-name="T11">Exercise</text:span> Date: <text:s/>T + <text:span text:style-name="T11">3M</text:span></text:p>
            <text:p text:style-name="P29"><text:span text:style-name="T8">Notional </text:span>Amount: <text:span text:style-name="T5">1, 000, 000 EUR</text:span></text:p>
          </table:table-cell>
        </table:table-row>
      </table:table>
      <text:p text:style-name="P15"/>
      <text:h text:style-name="Heading_20_2" text:outline-level="2"><text:bookmark-start text:name="__RefHeading__291_477280876"/>Rates product<text:bookmark-end text:name="__RefHeading__291_477280876"/></text:h>
      <text:p text:style-name="P18">– <text:span text:style-name="T13">To add later</text:span></text:p>
      <text:h text:style-name="Heading_20_2" text:outline-level="2"><text:bookmark-start text:name="__RefHeading__293_477280876"/><text:soft-page-break/>Security product<text:bookmark-end text:name="__RefHeading__293_477280876"/></text:h>
      <text:p text:style-name="Text_20_body">– <text:span text:style-name="T12">To add later</text:span></text:p>
      <text:h text:style-name="Heading_20_2" text:outline-level="2"><text:bookmark-start text:name="__RefHeading__295_477280876"/>Credit product<text:bookmark-end text:name="__RefHeading__295_477280876"/></text:h>
      <text:p text:style-name="Text_20_body">– <text:span text:style-name="T12">To add later</text:span></text:p>
      <text:h text:style-name="Heading_20_2" text:outline-level="2"><text:bookmark-start text:name="__RefHeading__297_477280876"/>Commodity product<text:bookmark-end text:name="__RefHeading__297_477280876"/></text:h>
      <text:p text:style-name="Text_20_body">– <text:span text:style-name="T12">To add later</text:span></text:p>
      <text:h text:style-name="Heading_20_1" text:outline-level="1"><text:bookmark-start text:name="__RefHeading__111_229418616"/>Functional Coverage<text:bookmark-end text:name="__RefHeading__111_229418616"/></text:h>
      <text:h text:style-name="Heading_20_2" text:outline-level="2"><text:bookmark-start text:name="__RefHeading__113_229418616"/>Trading<text:bookmark-end text:name="__RefHeading__113_229418616"/></text:h>
      <text:h text:style-name="Heading_20_3" text:outline-level="3"><text:bookmark-start text:name="__RefHeading__115_229418616"/>Trade Capture<text:bookmark-end text:name="__RefHeading__115_229418616"/></text:h>
      <text:p text:style-name="P19"><text:span text:style-name="T16">Definition</text:span></text:p>
      <text:p text:style-name="P19"><text:span text:style-name="T15">Support of capturing trades from various channels and natively booked into the daocheng platform.</text:span></text:p>
      <text:p text:style-name="P20">For trades from various channels, the import of those trades will be based on a standard format defined by daocheng platform after transformed by the integration layer around daocheng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Overview</text:p>
      <text:p text:style-name="P21"/>
      <text:p text:style-name="P21"><draw:frame draw:style-name="fr1" draw:name="Object1" text:anchor-type="paragraph" svg:width="7.1217in" svg:height="4.6937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<text:bookmark-start text:name="__RefHeading__117_229418616"/>Market Data access<text:bookmark-end text:name="__RefHeading__117_229418616"/></text:h>
      <text:p text:style-name="P22"><text:span text:style-name="T16">Definition</text:span></text:p>
      <text:p text:style-name="P22"><text:span text:style-name="T15">Support of Market data streaming into daocheng platform from various providers, like Reuters, Bloomberg, Markit, etc …</text:span></text:p>
      <text:p text:style-name="P21">Support of End Of Day Market Data <text:s/>direct loading by File <text:span text:style-name="T18">or Snapshot from Realtime Market data.</text:span></text:p>
      <text:p text:style-name="P23">Overview</text:p>
      <text:p text:style-name="P23"/>
      <text:p text:style-name="P23"><draw:frame draw:style-name="fr1" draw:name="Object2" text:anchor-type="paragraph" svg:width="7.6634in" svg:height="4.6937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h text:style-name="P26" text:outline-level="3">Pre-Deal Check</text:h>
      <text:h text:style-name="P26" text:outline-level="3">Trade pricing</text:h>
      <text:h text:style-name="Heading_20_2" text:outline-level="2"><text:bookmark-start text:name="__RefHeading__123_229418616"/>Risk Management<text:bookmark-end text:name="__RefHeading__123_229418616"/></text:h>
      <text:h text:style-name="Heading_20_3" text:outline-level="3"><text:bookmark-start text:name="__RefHeading__125_229418616"/><text:s text:c="4"/>Market Risk<text:bookmark-end text:name="__RefHeading__125_229418616"/></text:h>
      <text:h text:style-name="Heading_20_3" text:outline-level="3"><text:bookmark-start text:name="__RefHeading__127_229418616"/><text:s text:c="4"/>Credit Risk<text:bookmark-end text:name="__RefHeading__127_229418616"/></text:h>
      <text:h text:style-name="Heading_20_3" text:outline-level="3"><text:bookmark-start text:name="__RefHeading__129_229418616"/><text:s text:c="4"/>Liquidity Risk<text:bookmark-end text:name="__RefHeading__129_229418616"/></text:h>
      <text:h text:style-name="Heading_20_2" text:outline-level="2"><text:bookmark-start text:name="__RefHeading__131_229418616"/>Finance<text:bookmark-end text:name="__RefHeading__131_229418616"/></text:h>
      <text:h text:style-name="Heading_20_3" text:outline-level="3"><text:bookmark-start text:name="__RefHeading__133_229418616"/><text:s text:c="4"/>Accounting<text:bookmark-end text:name="__RefHeading__133_229418616"/></text:h>
      <text:h text:style-name="Heading_20_2" text:outline-level="2"><text:bookmark-start text:name="__RefHeading__135_229418616"/>Operations<text:bookmark-end text:name="__RefHeading__135_229418616"/></text:h>
      <text:h text:style-name="Heading_20_3" text:outline-level="3"><text:bookmark-start text:name="__RefHeading__137_229418616"/><text:s text:c="5"/>Validation <text:bookmark-end text:name="__RefHeading__137_229418616"/></text:h>
      <text:h text:style-name="Heading_20_3" text:outline-level="3"><text:bookmark-start text:name="__RefHeading__139_229418616"/><text:s text:c="5"/>Confirmation<text:bookmark-end text:name="__RefHeading__139_229418616"/></text:h>
      <text:h text:style-name="Heading_20_3" text:outline-level="3"><text:bookmark-start text:name="__RefHeading__141_229418616"/><text:s text:c="5"/>Settlement <text:s text:c="4"/><text:bookmark-end text:name="__RefHeading__141_2294186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9:14:18.040633542</meta:creation-date>
    <dc:date>2015-12-28T22:05:02.644807395</dc:date>
    <meta:editing-duration>PT6H24M8S</meta:editing-duration>
    <meta:editing-cycles>29</meta:editing-cycles>
    <meta:generator>LibreOffice/4.2.8.2$Linux_x86 LibreOffice_project/420m0$Build-2</meta:generator>
    <meta:document-statistic meta:table-count="5" meta:image-count="0" meta:object-count="2" meta:page-count="6" meta:paragraph-count="118" meta:word-count="600" meta:character-count="3639" meta:non-whitespace-character-count="30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048cm" svg:x="1.381cm" svg:y="1.254cm">
          <text:p text:style-name="P1">Single Dealer </text:p>
          <text:p text:style-name="P1">platform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2.413cm" svg:x="1.381cm" svg:y="22.4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7.112cm" svg:height="6.477cm" svg:x="7.604cm" svg:y="12.049cm">
          <text:p text:style-name="P1">DaoCheng</text:p>
          <text:p text:style-name="P1">Platfo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.62cm" svg:height="4.826cm" svg:x="4.302cm" svg:y="21.32cm">
          <text:p text:style-name="P1">Daocheng client portal</text:p>
          <text:p text:style-name="P1">(Web/GUI/Mobile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56cm" svg:height="3.048cm" svg:x="5.572cm" svg:y="1.254cm">
          <text:p text:style-name="P1">Multi Dealer </text:p>
          <text:p text:style-name="P1">platform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048cm" svg:x="9.509cm" svg:y="1.254cm">
          <text:p text:style-name="P1">Reuters/EB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048cm" svg:x="13.446cm" svg:y="1.254cm">
          <text:p text:style-name="P1">Brokers.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88cm" svg:height="2.032cm" svg:x="1.381cm" svg:y="6.588cm">
          <text:p text:style-name="P1">DaoCheng integr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048cm" svg:x="16.875cm" svg:y="1.254cm">
          <text:p text:style-name="P1">.....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59cm" svg:y1="4.302cm" svg:x2="5.191cm" svg:y2="6.715cm">
          <text:p/>
        </draw:line>
        <draw:line draw:style-name="gr3" draw:text-style-name="P1" draw:layer="layout" svg:x1="6.715cm" svg:y1="4.302cm" svg:x2="8.747cm" svg:y2="6.715cm">
          <text:p/>
        </draw:line>
        <draw:line draw:style-name="gr3" draw:text-style-name="P1" draw:layer="layout" svg:x1="10.652cm" svg:y1="4.302cm" svg:x2="12.684cm" svg:y2="6.715cm">
          <text:p/>
        </draw:line>
        <draw:line draw:style-name="gr3" draw:text-style-name="P1" draw:layer="layout" svg:x1="14.335cm" svg:y1="4.302cm" svg:x2="16.367cm" svg:y2="6.715cm">
          <text:p/>
        </draw:line>
        <draw:line draw:style-name="gr3" draw:text-style-name="P1" draw:layer="layout" svg:x1="17.51cm" svg:y1="4.302cm" svg:x2="19.542cm" svg:y2="6.715cm">
          <text:p/>
        </draw:line>
        <draw:line draw:style-name="gr3" draw:text-style-name="P1" draw:layer="layout" svg:x1="11.287cm" svg:y1="8.62cm" svg:x2="11.287cm" svg:y2="12.176cm">
          <text:p/>
        </draw:line>
        <draw:line draw:style-name="gr3" draw:text-style-name="P1" draw:layer="layout" svg:x1="2.778cm" svg:y1="23.733cm" svg:x2="4.302cm" svg:y2="23.733cm">
          <text:p/>
        </draw:line>
        <draw:line draw:style-name="gr3" draw:text-style-name="P1" draw:layer="layout" svg:x1="8.239cm" svg:y1="21.32cm" svg:x2="11.287cm" svg:y2="18.526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54cm" svg:x="1.762cm" svg:y="1.381cm">
          <text:p text:style-name="P1">Reu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5.445cm" svg:y="1.381cm">
          <text:p text:style-name="P1">Bloomber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2.54cm" svg:x="9.382cm" svg:y="1.381cm">
          <text:p text:style-name="P1">Mark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54cm" svg:x="12.811cm" svg:y="1.381cm">
          <text:p text:style-name="P1"><text:span text:style-name="T1">Internal rates </text:span></text:p>
          <text:p text:style-name="P1"><text:span text:style-name="T1">publish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2.54cm" svg:x="16.875cm" svg:y="1.381cm">
          <text:p text:style-name="P1">…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59cm" svg:height="2.667cm" svg:x="1.762cm" svg:y="5.953cm">
          <text:p text:style-name="P1">Daocheng Integr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6.858cm" svg:x="12.303cm" svg:y="18.907cm">
          <text:p text:style-name="P1">Daocheng</text:p>
          <text:p text:style-name="P1">MarketData</text:p>
          <text:p text:style-name="P1">EOD 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6.858cm" svg:height="6.096cm" svg:x="7.223cm" svg:y="9.636cm">
          <text:p text:style-name="P1">Daocheng MarketData</text:p>
          <text:p text:style-name="P1">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032cm" svg:y1="3.921cm" svg:x2="5.064cm" svg:y2="5.953cm">
          <text:p/>
        </draw:line>
        <draw:line draw:style-name="gr3" draw:text-style-name="P1" draw:layer="layout" svg:x1="17.637cm" svg:y1="3.921cm" svg:x2="16.113cm" svg:y2="6.08cm">
          <text:p/>
        </draw:line>
        <draw:line draw:style-name="gr3" draw:text-style-name="P1" draw:layer="layout" svg:x1="14.081cm" svg:y1="3.921cm" svg:x2="12.938cm" svg:y2="5.953cm">
          <text:p/>
        </draw:line>
        <draw:line draw:style-name="gr3" draw:text-style-name="P1" draw:layer="layout" svg:x1="10.906cm" svg:y1="3.921cm" svg:x2="10.906cm" svg:y2="5.953cm">
          <text:p/>
        </draw:line>
        <draw:line draw:style-name="gr3" draw:text-style-name="P1" draw:layer="layout" svg:x1="6.842cm" svg:y1="3.921cm" svg:x2="8.62cm" svg:y2="6.08cm">
          <text:p/>
        </draw:line>
        <draw:line draw:style-name="gr3" draw:text-style-name="P1" draw:layer="layout" svg:x1="10.652cm" svg:y1="8.62cm" svg:x2="10.652cm" svg:y2="9.763cm">
          <text:p/>
        </draw:line>
        <draw:line draw:style-name="gr3" draw:text-style-name="P1" draw:layer="layout" svg:x1="13.954cm" svg:y1="15.224cm" svg:x2="15.224cm" svg:y2="19.161cm">
          <svg:title>snapshot</svg:title>
          <text:p/>
        </draw:line>
        <draw:frame draw:style-name="gr4" draw:layer="layout" svg:width="3.302cm" svg:height="0.962cm" svg:x="14.462cm" svg:y="16.113cm">
          <draw:text-box>
            <text:p>Snapshot</text:p>
          </draw:text-box>
        </draw:frame>
        <draw:custom-shape draw:style-name="gr5" draw:text-style-name="P1" draw:layer="layout" svg:width="1.524cm" svg:height="1.524cm" svg:x="1.635cm" svg:y="18.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3.175cm" svg:height="4.064cm" svg:x="1.381cm" svg:y="22.59cm">
          <text:p text:style-name="P1">EOD rates </text:p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59cm" svg:height="2.667cm" svg:x="1.762cm" svg:y="5.953cm">
          <text:p text:style-name="P1">Daocheng Integr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9.779cm" svg:x="5.953cm" svg:y="17.256cm">
          <text:p text:style-name="P1">Daocheng</text:p>
          <text:p text:style-name="P1">Integration</text:p>
          <text:p text:style-name="P1">Lay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683cm" svg:y1="23.987cm" svg:x2="5.953cm" svg:y2="22.59cm">
          <text:p/>
        </draw:line>
        <draw:line draw:style-name="gr3" draw:text-style-name="P1" draw:layer="layout" svg:x1="9.255cm" svg:y1="22.336cm" svg:x2="12.557cm" svg:y2="22.336cm">
          <text:p/>
        </draw:line>
        <draw:line draw:style-name="gr3" draw:text-style-name="P1" draw:layer="layout" svg:x1="3.286cm" svg:y1="19.542cm" svg:x2="5.953cm" svg:y2="22.336cm">
          <text:p/>
        </draw:line>
        <draw:frame draw:style-name="gr6" draw:layer="layout" svg:width="2.032cm" svg:height="1.139cm" svg:x="3.54cm" svg:y="19.542cm">
          <draw:text-box>
            <text:p>CSV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